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a87d"/>
    </style:style>
    <style:style style:name="P2" style:family="paragraph" style:parent-style-name="Standard">
      <style:text-properties officeooo:paragraph-rsid="001ff905"/>
    </style:style>
    <style:style style:name="T1" style:family="text">
      <style:text-properties officeooo:rsid="001ea87d"/>
    </style:style>
    <style:style style:name="T2" style:family="text">
      <style:text-properties officeooo:rsid="001ff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:</text:span></text:p>
      <text:p text:style-name="P1"><text:span text:style-name="T1">git checkout AdrianaDomingo</text:span></text:p>
      <text:p text:style-name="P1"><text:span text:style-name="T1">git add .</text:span></text:p>
      <text:p text:style-name="P1"><text:span text:style-name="T1">git commit -m “comentario”</text:span></text:p>
      <text:p text:style-name="P1"><text:span text:style-name="T1">git push</text:span></text:p>
      <text:p text:style-name="P1"><text:bookmark-start text:name="__DdeLink__0_31119917"/><text:span text:style-name="T1">git checkout master</text:span><text:bookmark-end text:name="__DdeLink__0_31119917"/></text:p>
      <text:p text:style-name="P1"><text:span text:style-name="T1">git merge AdrianaDomingo</text:span></text:p>
      <text:p text:style-name="P1"><text:span text:style-name="T1"/></text:p>
      <text:p text:style-name="P1"><text:span text:style-name="T1"/></text:p>
      <text:p text:style-name="P2"><text:span text:style-name="T2">rake:</text:span><text:a xlink:type="simple" xlink:href="db:migrate"><text:span text:style-name="T2">db:migrate</text:span></text:a></text:p>
      <text:p text:style-name="P2"><text:span text:style-name="T2">rake db:test:prepare</text:span></text:p>
      <text:p text:style-name="P2"><text:span text:style-name="T2">rake db:test:lo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18:04:49</meta:creation-date>
    <dc:date>2013-03-03T18:59:30</dc:date>
    <meta:editing-duration>PT26M26S</meta:editing-duration>
    <meta:editing-cycles>1</meta:editing-cycles>
    <meta:document-statistic meta:table-count="0" meta:image-count="0" meta:object-count="0" meta:page-count="1" meta:paragraph-count="10" meta:word-count="24" meta:character-count="169" meta:non-whitespace-character-count="155"/>
    <meta:generator>LibreOffice/3.6$Linux_X86_64 LibreOffice_project/360m1$Build-2</meta:generator>
  </office:meta>
</office:document-meta>
</file>